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P3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4" style:parent-style-name="Standard" style:family="paragraph">
      <style:paragraph-properties fo:line-height="100%" fo:margin-left="2.5in">
        <style:tab-stops/>
      </style:paragraph-properties>
    </style:style>
    <style:style style:name="T5" style:parent-style-name="Domyślnaczcionkaakapitu" style:family="text">
      <style:text-properties style:font-name="Times New Roman" style:font-name-asian="Times New Roman" style:font-name-complex="Times New Roman" fo:font-size="14pt" style:font-size-asian="14pt" style:font-size-complex="14pt" fo:language="pl" fo:country="PL"/>
    </style:style>
    <style:style style:name="T6" style:parent-style-name="Domyślnaczcionkaakapitu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 fo:line-height="100%"/>
    </style:style>
    <style:style style:name="T11" style:parent-style-name="Domyślnaczcionkaakapitu" style:family="text">
      <style:text-properties style:font-name="Times New Roman" style:font-name-asian="Times New Roman" style:font-name-complex="Times New Roman" fo:font-size="16pt" style:font-size-asian="16pt" style:font-size-complex="16pt" fo:language="pl" fo:country="PL"/>
    </style:style>
    <style:style style:name="T12" style:parent-style-name="Domyślnaczcionkaakapitu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13" style:parent-style-name="Domyślnaczcionkaakapitu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14" style:parent-style-name="Domyślnaczcionkaakapitu" style:family="text">
      <style:text-properties style:font-name="Times New Roman" style:font-name-asian="Times New Roman" style:font-name-complex="Times New Roman" fo:font-size="16pt" style:font-size-asian="16pt" style:font-size-complex="16pt" fo:language="pl" fo:country="PL"/>
    </style:style>
    <style:style style:name="P1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7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8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49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50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55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56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57" style:parent-style-name="Standard" style:family="paragraph">
      <style:paragraph-properties fo:text-align="justify"/>
    </style:style>
    <style:style style:name="T5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Domyślnaczcionkaakapitu" style:family="text">
      <style:text-properties style:font-name="Courier New" style:font-name-asian="Courier New" style:font-name-complex="Courier New"/>
    </style:style>
    <style:style style:name="T6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justify"/>
    </style:style>
    <style:style style:name="T6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" style:parent-style-name="Domyślnaczcionkaakapitu" style:family="text">
      <style:text-properties style:font-name="Courier New" style:font-name-asian="Courier New" style:font-name-complex="Courier New"/>
    </style:style>
    <style:style style:name="T6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6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7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7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7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73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7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7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76" style:parent-style-name="Standard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7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Standard" style:family="paragraph">
      <style:paragraph-properties fo:text-align="justify"/>
    </style:style>
    <style:style style:name="T7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Domyślnaczcionkaakapitu" style:family="text">
      <style:text-properties style:font-name="Courier New" style:font-name-asian="Courier New" style:font-name-complex="Courier New"/>
    </style:style>
    <style:style style:name="T8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8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8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8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8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8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9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91" style:parent-style-name="Standard" style:family="paragraph">
      <style:paragraph-properties fo:text-align="end"/>
    </style:style>
    <style:style style:name="T92" style:parent-style-name="Domyślnaczcionkaakapitu" style:family="text">
      <style:text-properties style:font-name="Times New Roman" style:font-name-asian="Times New Roman" style:font-name-complex="Times New Roman"/>
    </style:style>
    <style:style style:name="T93" style:parent-style-name="Domyślnaczcionkaakapitu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94" style:parent-style-name="Domyślnaczcionkaakapitu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95" style:parent-style-name="Standard" style:family="paragraph">
      <style:paragraph-properties fo:text-align="justify"/>
    </style:style>
    <style:style style:name="T9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" style:parent-style-name="Domyślnaczcionkaakapitu" style:family="text">
      <style:text-properties style:font-name="Courier New" style:font-name-asian="Courier New" style:font-name-complex="Courier New"/>
    </style:style>
    <style:style style:name="T98" style:parent-style-name="Domyślnaczcionkaakapitu" style:family="text">
      <style:text-properties style:font-name="Courier New" style:font-name-asian="Courier New" style:font-name-complex="Courier New"/>
    </style:style>
    <style:style style:name="T9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3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0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3" style:parent-style-name="Standard" style:family="paragraph">
      <style:paragraph-properties fo:border="0.0138in dashed #000000" fo:padding="0.0277in" style:shadow="none" fo:text-indent="0.5in"/>
      <style:text-properties style:font-name="Courier New" style:font-name-asian="Courier New" style:font-name-complex="Courier New" fo:font-size="9pt" style:font-size-asian="9pt" style:font-size-complex="9pt"/>
    </style:style>
    <style:style style:name="P11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1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20" style:parent-style-name="Standard" style:family="paragraph">
      <style:paragraph-properties fo:text-align="end"/>
    </style:style>
    <style:style style:name="T121" style:parent-style-name="Domyślnaczcionkaakapitu" style:family="text">
      <style:text-properties style:font-name="Times New Roman" style:font-name-asian="Times New Roman" style:font-name-complex="Times New Roman"/>
    </style:style>
    <style:style style:name="T122" style:parent-style-name="Domyślnaczcionkaakapitu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23" style:parent-style-name="Domyślnaczcionkaakapitu" style:family="text">
      <style:text-properties style:font-name="Times New Roman" style:font-name-asian="Times New Roman" style:font-name-complex="Times New Roman"/>
    </style:style>
    <style:style style:name="P12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5" style:parent-style-name="Standard" style:family="paragraph">
      <style:paragraph-properties fo:text-align="justify"/>
    </style:style>
    <style:style style:name="T12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Domyślnaczcionkaakapitu" style:family="text">
      <style:text-properties style:font-name="Courier New" style:font-name-asian="Courier New" style:font-name-complex="Courier New"/>
    </style:style>
    <style:style style:name="T12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Domyślnaczcionkaakapitu" style:family="text">
      <style:text-properties style:font-name="Courier New" style:font-name-asian="Courier New" style:font-name-complex="Courier New"/>
    </style:style>
    <style:style style:name="T13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border="0.0138in dashed #000000" fo:padding="0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34" style:parent-style-name="Standard" style:family="paragraph">
      <style:paragraph-properties fo:border="0.0138in dashed #000000" fo:padding="0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35" style:parent-style-name="Standard" style:family="paragraph">
      <style:paragraph-properties fo:border="0.0138in dashed #000000" fo:padding="0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36" style:parent-style-name="Standard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137" style:parent-style-name="Standard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138" style:parent-style-name="Standard" style:family="paragraph">
      <style:paragraph-properties fo:text-align="justify"/>
    </style:style>
    <style:style style:name="T13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0" style:parent-style-name="Domyślnaczcionkaakapitu" style:family="text">
      <style:text-properties style:font-name="Courier New" style:font-name-asian="Courier New" style:font-name-complex="Courier New"/>
    </style:style>
    <style:style style:name="T14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2" style:parent-style-name="Domyślnaczcionkaakapitu" style:family="text">
      <style:text-properties style:font-name="Courier New" style:font-name-asian="Courier New" style:font-name-complex="Courier New"/>
    </style:style>
    <style:style style:name="T14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4" style:parent-style-name="Domyślnaczcionkaakapitu" style:family="text">
      <style:text-properties style:font-name="Courier New" style:font-name-asian="Courier New" style:font-name-complex="Courier New"/>
    </style:style>
    <style:style style:name="T14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6" style:parent-style-name="Domyślnaczcionkaakapitu" style:family="text">
      <style:text-properties style:font-name="Courier New" style:font-name-asian="Courier New" style:font-name-complex="Courier New"/>
    </style:style>
    <style:style style:name="T14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8" style:parent-style-name="Domyślnaczcionkaakapitu" style:family="text">
      <style:text-properties style:font-name="Courier New" style:font-name-asian="Courier New" style:font-name-complex="Courier New"/>
    </style:style>
    <style:style style:name="T14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0" style:parent-style-name="Domyślnaczcionkaakapitu" style:family="text">
      <style:text-properties style:font-name="Courier New" style:font-name-asian="Courier New" style:font-name-complex="Courier New"/>
    </style:style>
    <style:style style:name="T15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3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5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5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5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5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5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6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6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6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63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6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6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6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67" style:parent-style-name="Standard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168" style:parent-style-name="Standard" style:family="paragraph">
      <style:paragraph-properties fo:text-align="justify"/>
    </style:style>
    <style:style style:name="T16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0" style:parent-style-name="Domyślnaczcionkaakapitu" style:family="text">
      <style:text-properties style:font-name="Courier New" style:font-name-asian="Courier New" style:font-name-complex="Courier New"/>
    </style:style>
    <style:style style:name="T17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3" style:parent-style-name="Domyślnaczcionkaakapitu" style:family="text">
      <style:text-properties style:font-name="Courier New" style:font-name-asian="Courier New" style:font-name-complex="Courier New"/>
    </style:style>
    <style:style style:name="T17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5" style:parent-style-name="Domyślnaczcionkaakapitu" style:family="text">
      <style:text-properties style:font-name="Courier New" style:font-name-asian="Courier New" style:font-name-complex="Courier New"/>
    </style:style>
    <style:style style:name="T17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7" style:parent-style-name="Domyślnaczcionkaakapitu" style:family="text">
      <style:text-properties style:font-name="Courier New" style:font-name-asian="Courier New" style:font-name-complex="Courier New"/>
    </style:style>
    <style:style style:name="T17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9" style:parent-style-name="Domyślnaczcionkaakapitu" style:family="text">
      <style:text-properties style:font-name="Courier New" style:font-name-asian="Courier New" style:font-name-complex="Courier New"/>
    </style:style>
    <style:style style:name="T18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2" style:parent-style-name="Standard" style:family="paragraph">
      <style:paragraph-properties fo:text-align="justify"/>
    </style:style>
    <style:style style:name="T18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4" style:parent-style-name="Domyślnaczcionkaakapitu" style:family="text">
      <style:text-properties style:font-name="Courier New" style:font-name-asian="Courier New" style:font-name-complex="Courier New"/>
    </style:style>
    <style:style style:name="T185" style:parent-style-name="Domyślnaczcionkaakapitu" style:family="text">
      <style:text-properties style:font-name="Courier New" style:font-name-asian="Courier New" style:font-name-complex="Courier New"/>
    </style:style>
    <style:style style:name="T18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8" style:parent-style-name="Standard" style:family="paragraph">
      <style:paragraph-properties fo:text-align="justify"/>
    </style:style>
    <style:style style:name="T18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0" style:parent-style-name="Domyślnaczcionkaakapitu" style:family="text">
      <style:text-properties style:font-name="Courier New" style:font-name-asian="Courier New" style:font-name-complex="Courier New"/>
    </style:style>
    <style:style style:name="T19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2" style:parent-style-name="Domyślnaczcionkaakapitu" style:family="text">
      <style:text-properties style:font-name="Courier New" style:font-name-asian="Courier New" style:font-name-complex="Courier New"/>
    </style:style>
    <style:style style:name="T19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4" style:parent-style-name="Domyślnaczcionkaakapitu" style:family="text">
      <style:text-properties style:font-name="Courier New" style:font-name-asian="Courier New" style:font-name-complex="Courier New"/>
    </style:style>
    <style:style style:name="T19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9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19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3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0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1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11" style:parent-style-name="Standard" style:family="paragraph">
      <style:paragraph-properties fo:text-align="end"/>
    </style:style>
    <style:style style:name="T212" style:parent-style-name="Domyślnaczcionkaakapitu" style:family="text">
      <style:text-properties style:font-name="Times New Roman" style:font-name-asian="Times New Roman" style:font-name-complex="Times New Roman"/>
    </style:style>
    <style:style style:name="T213" style:parent-style-name="Domyślnaczcionkaakapitu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14" style:parent-style-name="Standard" style:family="paragraph">
      <style:paragraph-properties fo:text-align="end"/>
      <style:text-properties style:font-name="Courier New" style:font-name-asian="Courier New" style:font-name-complex="Courier New" fo:font-size="10pt" style:font-size-asian="10pt" style:font-size-complex="10pt"/>
    </style:style>
    <style:style style:name="T21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7" style:parent-style-name="Domyślnaczcionkaakapitu" style:family="text">
      <style:text-properties style:font-name="Courier New" style:font-name-asian="Courier New" style:font-name-complex="Courier New"/>
    </style:style>
    <style:style style:name="T21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9" style:parent-style-name="Domyślnaczcionkaakapitu" style:family="text">
      <style:text-properties style:font-name="Courier New" style:font-name-asian="Courier New" style:font-name-complex="Courier New"/>
    </style:style>
    <style:style style:name="T22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3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5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6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7" style:parent-style-name="Standard" style:family="paragraph">
      <style:paragraph-properties fo:text-align="justify"/>
    </style:style>
    <style:style style:name="T22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9" style:parent-style-name="Domyślnaczcionkaakapitu" style:family="text">
      <style:text-properties style:font-name="Courier New" style:font-name-asian="Courier New" style:font-name-complex="Courier New"/>
    </style:style>
    <style:style style:name="T23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1" style:parent-style-name="Domyślnaczcionkaakapitu" style:family="text">
      <style:text-properties style:font-name="Courier New" style:font-name-asian="Courier New" style:font-name-complex="Courier New"/>
    </style:style>
    <style:style style:name="T23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4" style:parent-style-name="Standard" style:family="paragraph">
      <style:paragraph-properties fo:text-align="justify"/>
    </style:style>
    <style:style style:name="T23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7" style:parent-style-name="Domyślnaczcionkaakapitu" style:family="text">
      <style:text-properties style:font-name="Courier New" style:font-name-asian="Courier New" style:font-name-complex="Courier New"/>
    </style:style>
    <style:style style:name="T23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1" style:parent-style-name="Standard" style:family="paragraph">
      <style:paragraph-properties fo:text-align="justify"/>
    </style:style>
    <style:style style:name="T24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3" style:parent-style-name="Domyślnaczcionkaakapitu" style:family="text">
      <style:text-properties style:font-name="Courier New" style:font-name-asian="Courier New" style:font-name-complex="Courier New"/>
    </style:style>
    <style:style style:name="T24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6" style:parent-style-name="Standard" style:family="paragraph">
      <style:paragraph-properties fo:text-align="justify"/>
    </style:style>
    <style:style style:name="T24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9" style:parent-style-name="Domyślnaczcionkaakapitu" style:family="text">
      <style:text-properties style:font-name="Courier New" style:font-name-asian="Courier New" style:font-name-complex="Courier New"/>
    </style:style>
    <style:style style:name="T25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1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53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5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5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5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5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5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5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6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6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6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63" style:parent-style-name="Standard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6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5" style:parent-style-name="Standard" style:family="paragraph">
      <style:paragraph-properties fo:text-align="justify"/>
    </style:style>
    <style:style style:name="T26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7" style:parent-style-name="Domyślnaczcionkaakapitu" style:family="text">
      <style:text-properties style:font-name="Courier New" style:font-name-asian="Courier New" style:font-name-complex="Courier New"/>
    </style:style>
    <style:style style:name="T26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0" style:parent-style-name="Domyślnaczcionkaakapitu" style:family="text">
      <style:text-properties style:font-name="Courier New" style:font-name-asian="Courier New" style:font-name-complex="Courier New"/>
    </style:style>
    <style:style style:name="T27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2" style:parent-style-name="Domyślnaczcionkaakapitu" style:family="text">
      <style:text-properties style:font-name="Courier New" style:font-name-asian="Courier New" style:font-name-complex="Courier New"/>
    </style:style>
    <style:style style:name="T273" style:parent-style-name="Domyślnaczcionkaakapitu" style:family="text">
      <style:text-properties style:font-name="Courier New" style:font-name-asian="Courier New" style:font-name-complex="Courier New"/>
    </style:style>
    <style:style style:name="T27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7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7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7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7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3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289" style:parent-style-name="Standard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29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1" style:parent-style-name="Standard" style:family="paragraph">
      <style:paragraph-properties fo:text-align="justify"/>
    </style:style>
    <style:style style:name="T29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3" style:parent-style-name="Domyślnaczcionkaakapitu" style:family="text">
      <style:text-properties style:font-name="Courier New" style:font-name-asian="Courier New" style:font-name-complex="Courier New"/>
    </style:style>
    <style:style style:name="T29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5" style:parent-style-name="Domyślnaczcionkaakapitu" style:family="text">
      <style:text-properties style:font-name="Courier New" style:font-name-asian="Courier New" style:font-name-complex="Courier New"/>
    </style:style>
    <style:style style:name="T29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8" style:parent-style-name="Standard" style:family="paragraph">
      <style:paragraph-properties fo:text-align="justify"/>
    </style:style>
    <style:style style:name="T29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1" style:parent-style-name="Domyślnaczcionkaakapitu" style:family="text">
      <style:text-properties style:font-name="Courier New" style:font-name-asian="Courier New" style:font-name-complex="Courier New"/>
    </style:style>
    <style:style style:name="T30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0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0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0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0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0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3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5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6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7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19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20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21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9pt" style:font-size-asian="9pt" style:font-size-complex="9pt"/>
    </style:style>
    <style:style style:name="P322" style:parent-style-name="Standard" style:family="paragraph">
      <style:paragraph-properties fo:text-align="end"/>
    </style:style>
    <style:style style:name="T323" style:parent-style-name="Domyślnaczcionkaakapitu" style:family="text">
      <style:text-properties style:font-name="Times New Roman" style:font-name-asian="Times New Roman" style:font-name-complex="Times New Roman"/>
    </style:style>
    <style:style style:name="T324" style:parent-style-name="Domyślnaczcionkaakapitu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325" style:parent-style-name="Domyślnaczcionkaakapitu" style:family="text">
      <style:text-properties style:font-name="Times New Roman" style:font-name-asian="Times New Roman" style:font-name-complex="Times New Roman"/>
    </style:style>
    <style:style style:name="P32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7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32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9" style:parent-style-name="Standard" style:family="paragraph">
      <style:text-properties style:font-name="Times New Roman" style:font-name-asian="Times New Roman" style:font-name-complex="Times New Roman" fo:font-size="18pt" style:font-size-asian="18pt" style:font-size-complex="18pt"/>
    </style:style>
    <style:style style:name="P33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1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3" style:parent-style-name="Standard" style:family="paragraph">
      <style:paragraph-properties fo:border="0.0138in dashed #000000" fo:padding="0.0277in" style:shadow="none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4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12pt" style:font-size-asian="12pt" style:font-size-complex="12pt"/>
    </style:style>
    <style:style style:name="P335" style:parent-style-name="Standard" style:family="paragraph">
      <style:paragraph-properties fo:border="0.0138in dashed #000000" fo:padding="0.0277in" style:shadow="none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6" style:parent-style-name="Standard" style:family="paragraph">
      <style:paragraph-properties fo:border="0.0138in dashed #000000" fo:padding="0.0277in" style:shadow="none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7" style:parent-style-name="Standard" style:family="paragraph">
      <style:paragraph-properties fo:border="0.0138in dashed #000000" fo:padding="0.0277in" style:shadow="none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8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12pt" style:font-size-asian="12pt" style:font-size-complex="12pt"/>
    </style:style>
    <style:style style:name="P339" style:parent-style-name="Standard" style:family="paragraph">
      <style:paragraph-properties fo:border="0.0138in dashed #000000" fo:padding="0.0277in" style:shadow="none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0" style:parent-style-name="Standard" style:family="paragraph">
      <style:paragraph-properties fo:border="0.0138in dashed #000000" fo:padding="0.0277in" style:shadow="none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1" style:parent-style-name="Standard" style:family="paragraph">
      <style:paragraph-properties fo:border="0.0138in dashed #000000" fo:padding="0.0277in" style:shadow="none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2" style:parent-style-name="Standard" style:family="paragraph">
      <style:paragraph-properties fo:border="0.0138in dashed #000000" fo:padding="0.0277in" style:shadow="none"/>
      <style:text-properties style:font-name="Courier New" style:font-name-asian="Courier New" style:font-name-complex="Courier New" fo:font-size="12pt" style:font-size-asian="12pt" style:font-size-complex="12pt"/>
    </style:style>
    <style:style style:name="P343" style:parent-style-name="Standard" style:family="paragraph">
      <style:paragraph-properties fo:text-align="end"/>
      <style:text-properties style:font-name="Times New Roman" style:font-name-asian="Times New Roman" style:font-name-complex="Times New Roman"/>
    </style:style>
    <style:style style:name="P34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5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7" style:parent-style-name="Domyślnaczcionkaakapitu" style:family="text">
      <style:text-properties style:font-name="Courier New" style:font-name-asian="Courier New" style:font-name-complex="Courier New" fo:font-size="12pt" style:font-size-asian="12pt" style:font-size-complex="12pt" fo:background-color="#D9D9D9"/>
    </style:style>
    <style:style style:name="T348" style:parent-style-name="Domyślnaczcionkaakapitu" style:family="text">
      <style:text-properties style:font-name="Courier New" style:font-name-asian="Courier New" style:font-name-complex="Courier New" fo:font-size="12pt" style:font-size-asian="12pt" style:font-size-complex="12pt" style:text-underline-type="single" style:text-underline-style="solid" style:text-underline-width="auto" style:text-underline-mode="continuous"/>
    </style:style>
    <style:style style:name="T349" style:parent-style-name="Domyślnaczcionkaakapitu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350" style:parent-style-name="Domyślnaczcionkaakapitu" style:family="text">
      <style:text-properties style:font-name="Courier New" style:font-name-asian="Courier New" style:font-name-complex="Courier New" fo:font-size="12pt" style:font-size-asian="12pt" style:font-size-complex="12pt" fo:background-color="#D9D9D9"/>
    </style:style>
    <style:style style:name="P351" style:parent-style-name="Standard" style:family="paragraph">
      <style:text-properties style:font-name="Courier New" style:font-name-asian="Courier New" style:font-name-complex="Courier New" fo:font-size="12pt" style:font-size-asian="12pt" style:font-size-complex="12pt" style:text-underline-type="single" style:text-underline-style="solid" style:text-underline-width="auto" style:text-underline-mode="continuous"/>
    </style:style>
    <style:style style:name="P35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3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357" style:family="table-column">
      <style:table-column-properties style:column-width="0.9472in" style:use-optimal-column-width="false"/>
    </style:style>
    <style:style style:name="TableColumn358" style:family="table-column">
      <style:table-column-properties style:column-width="1.2604in" style:use-optimal-column-width="false"/>
    </style:style>
    <style:style style:name="TableColumn359" style:family="table-column">
      <style:table-column-properties style:column-width="0.7819in" style:use-optimal-column-width="false"/>
    </style:style>
    <style:style style:name="TableColumn360" style:family="table-column">
      <style:table-column-properties style:column-width="3.2784in" style:use-optimal-column-width="false"/>
    </style:style>
    <style:style style:name="Table356" style:family="table">
      <style:table-properties style:width="6.268in" fo:margin-left="0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P460" style:parent-style-name="Normalny" style:family="paragraph">
      <style:text-properties text:display="none"/>
    </style:style>
    <style:style style:name="TableColumn462" style:family="table-column">
      <style:table-column-properties style:column-width="0.9472in" style:use-optimal-column-width="false"/>
    </style:style>
    <style:style style:name="TableColumn463" style:family="table-column">
      <style:table-column-properties style:column-width="1.2604in" style:use-optimal-column-width="false"/>
    </style:style>
    <style:style style:name="TableColumn464" style:family="table-column">
      <style:table-column-properties style:column-width="0.7819in" style:use-optimal-column-width="false"/>
    </style:style>
    <style:style style:name="TableColumn465" style:family="table-column">
      <style:table-column-properties style:column-width="3.2784in" style:use-optimal-column-width="false"/>
    </style:style>
    <style:style style:name="Table461" style:family="table">
      <style:table-properties style:width="6.268in" fo:margin-left="0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55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55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56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6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6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6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67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68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69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0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1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2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7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8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79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0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1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2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7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8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89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0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1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2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7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8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599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0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1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2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7" style:parent-style-name="Standard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608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09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0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1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2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7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8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19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0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1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2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7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8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29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0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1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2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7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8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39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40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41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42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43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44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45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46" style:parent-style-name="Standard" style:family="paragraph">
      <style:paragraph-properties fo:text-align="center"/>
      <style:text-properties style:font-name="Courier New" style:font-name-asian="Courier New" style:font-name-complex="Courier New" fo:font-size="10pt" style:font-size-asian="10pt" style:font-size-complex="10pt"/>
    </style:style>
    <style:style style:name="P647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648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649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650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651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652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653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4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5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3">Sprawozdanie</text:p>
      <text:p text:style-name="P4"><text:span text:style-name="T5"><text:s text:c="3"/></text:span><text:span text:style-name="T6"><text:s/>lista trzecia</text:span></text:p>
      <text:p text:style-name="P7"/>
      <text:p text:style-name="P8"/>
      <text:p text:style-name="P9"/>
      <text:p text:style-name="P10"><text:span text:style-name="T11">Grzegorz Bara</text:span><text:span text:style-name="T12"><text:line-break/></text:span><text:span text:style-name="T13">23</text:span><text:span text:style-name="T14">6542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1. Cel</text:p>
      <text:p text:style-name="P50"/>
      <text:p text:style-name="P51">W sprawozdaniu przedstawiona została realizacja programów symulujących strukturę sieci Ethernet. Pierwszy program dzieli podany<text:s/>przez użytkownika strumień danych na części (ramki) za pomocą <text:s/>metody rozpychania bitów oraz oblicza sumę kontrolną CRC.<text:s/><text:line-break/>Drugi z programów symuluje dostęp do łącza transmisyjnego, w technologii CMSA/CD.</text:p>
      <text:p text:style-name="P52"/>
      <text:p text:style-name="P53"/>
      <text:p text:style-name="P54">2. Realizacja</text:p>
      <text:p text:style-name="Standard"/>
      <text:p text:style-name="P55">2.1. Program ramkujący strumień bitów</text:p>
      <text:p text:style-name="P56"/>
      <text:p text:style-name="P57"><text:span text:style-name="T58">Program za pomocą klasy<text:s/></text:span><text:span text:style-name="T59">Encoder</text:span><text:span text:style-name="T60"><text:s/>pobiera ciąg zer i jedynek z pliku wejściowego, dzieli go na części, a także ramkuje. Zakodowane dane zapisywane są do pliku wynikowego o podanej nazwie. Program umożliwia także odczytanie zaramkowanej informacji z pliku - ta funkcjonalność została opisan</text:span><text:span text:style-name="T61">a w dalszej części sprawozdania.</text:span></text:p>
      <text:p text:style-name="P62"/>
      <text:p text:style-name="P63"><text:span text:style-name="T64">Aby zaramkować dane z pliku, program pobiera zawarty w nim ciąg znaków, a następnie dzieli go na części, umieszczane w tablicy<text:s/></text:span><text:span text:style-name="T65">frames</text:span><text:span text:style-name="T66"><text:s/>(listing 1).</text:span></text:p>
      <text:p text:style-name="P67"/>
      <text:p text:style-name="P68">public void parse(int frameSize){</text:p>
      <text:p text:style-name="P69"><text:s text:c="3"/>int i= 0;</text:p>
      <text:p text:style-name="P70"/>
      <text:p text:style-name="P71"><text:s text:c="3"/>while (i &lt; line.length()) {</text:p>
      <text:p text:style-name="P72"><text:s text:c="7"/>frames.add(line.substring(i, Math.min(i +frameSize,line.length())));</text:p>
      <text:p text:style-name="P73"><text:s text:c="7"/>i += frameSize;</text:p>
      <text:p text:style-name="P74"><text:s text:c="3"/>}</text:p>
      <text:p text:style-name="P75">}</text:p>
      <text:p text:style-name="P76">Listing 1 - podział pliku wejściowego</text:p>
      <text:p text:style-name="P77"/>
      <text:p text:style-name="P78"><text:span text:style-name="T79">Następnie wywoływana jest metoda<text:s/></text:span><text:span text:style-name="T80">encode()</text:span><text:span text:style-name="T81">, która dla podzielonych fragmentów pliku wykonuje<text:s/></text:span><text:span text:style-name="T82">kolejno operacje: dodania sumy kontrolnej CRC, rozepchnięcia bitów, i dodania ramki. Wykorzystywane w tym celu metody przedstawione zostały na dalszych listingach.</text:span></text:p>
      <text:p text:style-name="P83"/>
      <text:p text:style-name="P84">public void encode(String frameSequence){</text:p>
      <text:p text:style-name="P85"><text:s text:c="3"/>for(int i = 0; i &lt; frames.size(); i++){</text:p>
      <text:p text:style-name="P86"><text:s text:c="6"/><text:s/>frames.set(i,addCrc(frames.get(i)));</text:p>
      <text:p text:style-name="P87"><text:s text:c="7"/>frames.set(i,stuffBits(frames.get(i)));</text:p>
      <text:p text:style-name="P88"><text:s text:c="7"/>frames.set(i,encloseFrames(frames.get(i),frameSequence));</text:p>
      <text:p text:style-name="P89"><text:s text:c="3"/>}</text:p>
      <text:p text:style-name="P90">}</text:p>
      <text:p text:style-name="P91"><text:span text:style-name="T92">Listing 2 - metoda<text:s/></text:span><text:span text:style-name="T93">encode()</text:span><text:span text:style-name="T94"><text:line-break/></text:span></text:p>
      <text:p text:style-name="P95"><text:span text:style-name="T96">Operacja rozpychania bitów wykonywana jest za pomocą metody<text:s/></text:span><text:span text:style-name="T97">stuffBits(</text:span><text:span text:style-name="T98">)</text:span><text:span text:style-name="T99">. Dla podanego ciągu bitów, po każdym fragmencie składającym się z pięciu jedynek wstawiane jest zero.</text:span></text:p>
      <text:soft-page-break/>
      <text:p text:style-name="P100">public String stuffBits(String frame){</text:p>
      <text:p text:style-name="P101"><text:s text:c="3"/>int i = 0, count = 0;</text:p>
      <text:p text:style-name="P102"><text:s text:c="3"/>char c;</text:p>
      <text:p text:style-name="P103"><text:s text:c="3"/>while(i &lt; frame.length()){</text:p>
      <text:p text:style-name="P104"><text:s text:c="7"/>c = frame.charAt(i);</text:p>
      <text:p text:style-name="P105"><text:s text:c="7"/>if(c ==<text:s/>'1'){</text:p>
      <text:p text:style-name="P106"><text:s text:c="11"/>count++;</text:p>
      <text:p text:style-name="P107"><text:s text:c="7"/>}else{</text:p>
      <text:p text:style-name="P108"><text:s text:c="11"/>count = 0;</text:p>
      <text:p text:style-name="P109"><text:s text:c="7"/>}</text:p>
      <text:p text:style-name="P110"><text:s text:c="7"/>if(count == 5){</text:p>
      <text:p text:style-name="P111"><text:s text:c="11"/>count = 0;</text:p>
      <text:p text:style-name="P112"><text:s text:c="11"/>frame = frame.substring(0, i+1) + "0" +</text:p>
      <text:p text:style-name="P113"><text:s text:c="12"/>frame.substring(i+1, frame.length());</text:p>
      <text:p text:style-name="P114"><text:s text:c="11"/>i++;</text:p>
      <text:p text:style-name="P115"><text:s text:c="7"/>}</text:p>
      <text:p text:style-name="P116"><text:s text:c="7"/>i++;</text:p>
      <text:p text:style-name="P117"><text:s text:c="3"/>}</text:p>
      <text:p text:style-name="P118"><text:s text:c="3"/>return frame;</text:p>
      <text:p text:style-name="P119">}</text:p>
      <text:p text:style-name="P120"><text:span text:style-name="T121">Listing 3 - metoda<text:s/></text:span><text:span text:style-name="T122">stuffBits()</text:span><text:span text:style-name="T123"><text:s/>rozpychająca podany ciąg bitów</text:span></text:p>
      <text:p text:style-name="P124"/>
      <text:p text:style-name="P125"><text:span text:style-name="T126">Ciągiem rozpoczynającym i kończącym każdą ramkę jest unikatowy ciąg złożony z sześciu jedynek, otoczonych zerami z obu stron. Jest on reprezentowany w progra</text:span><text:span text:style-name="T127">mie przez zmienną<text:s/></text:span><text:span text:style-name="T128">frameSequence</text:span><text:span text:style-name="T129">. Dodawanie go do danych realizowane jest za pomocą funkcji<text:s/></text:span><text:span text:style-name="T130">encloseFrame()</text:span><text:span text:style-name="T131">, przedstawionej na listingu czwartym.</text:span></text:p>
      <text:p text:style-name="P132"/>
      <text:p text:style-name="P133">public String encloseFrame(String frameContent, String frameSequence){</text:p>
      <text:p text:style-name="P134"><text:s text:c="3"/>return frameSequence+frameContent+frameSequence;</text:p>
      <text:p text:style-name="P135">}</text:p>
      <text:p text:style-name="P136">Listing 4 - metoda encloseFrame() dodająca ramkę do danych</text:p>
      <text:p text:style-name="P137"/>
      <text:p text:style-name="P138"><text:span text:style-name="T139">Funkcja<text:s/></text:span><text:span text:style-name="T140">addCrc()</text:span><text:span text:style-name="T141"><text:s/>(listing 5) wykorzystuje zawarte w pakiecie<text:s/></text:span><text:span text:style-name="T142">java.util.zip.</text:span><text:span text:style-name="T143"><text:s/>klasy<text:s/></text:span><text:span text:style-name="T144">Checksum</text:span><text:span text:style-name="T145"><text:s/>i<text:s/></text:span><text:span text:style-name="T146">Crc</text:span><text:span text:style-name="T147"><text:s/>wraz z metodą<text:s/></text:span><text:span text:style-name="T148">update()</text:span><text:span text:style-name="T149">, do obliczenia 32-bitowej sumy kontrolnej. Otrzymana suma przekształcana jest na postać binarną, na której wykonywana jest metoda<text:s/></text:span><text:span text:style-name="T150">stuffBits()</text:span><text:span text:style-name="T151">. Następnie w celu uniknięcia niejednoznaczności mogących wystąpić w miejscu połączen</text:span><text:span text:style-name="T152">ia z danymi, na początku kodu dodawane jest dodatkowe zero.</text:span></text:p>
      <text:p text:style-name="P153"/>
      <text:p text:style-name="P154">public String addCrc(String data){</text:p>
      <text:p text:style-name="P155"/>
      <text:p text:style-name="P156"><text:s text:c="3"/>byte[] bytes = data.getBytes();</text:p>
      <text:p text:style-name="P157"><text:s text:c="3"/>Checksum checksum = new CRC32();</text:p>
      <text:p text:style-name="P158"><text:s text:c="3"/>checksum.update(bytes, 0, bytes.length);</text:p>
      <text:p text:style-name="P159"><text:s text:c="3"/>String crc = Long.toBinaryString(checksum.getValue());</text:p>
      <text:p text:style-name="P160"/>
      <text:p text:style-name="P161"><text:s text:c="3"/>while(crc.length() != 32)</text:p>
      <text:p text:style-name="P162"><text:s text:c="7"/>crc = crc + "0";</text:p>
      <text:p text:style-name="P163"><text:s text:c="3"/>crc = "0" + crc;</text:p>
      <text:p text:style-name="P164"/>
      <text:p text:style-name="P165"><text:s text:c="3"/>return data+crc;</text:p>
      <text:p text:style-name="P166">}</text:p>
      <text:p text:style-name="P167">Listing 5 - <text:s/>metoda dodająca sumę 32-bitową sumę kontrolną</text:p>
      <text:soft-page-break/>
      <text:p text:style-name="P168"><text:span text:style-name="T169">Po zakończeniu działania funkcji<text:s/></text:span><text:span text:style-name="T170">encode()</text:span><text:span text:style-name="T171"><text:s/>dane są poprawnie zaramkowane i zostają <text:s/>za</text:span><text:span text:style-name="T172">pisane do pliku wynikowego. Ich odczytanie umożliwia klasa<text:s/></text:span><text:span text:style-name="T173">Decode</text:span><text:span text:style-name="T174">, bazująca na metodach<text:s/></text:span><text:span text:style-name="T175">deStuffBits()</text:span><text:span text:style-name="T176">,<text:s/></text:span><text:span text:style-name="T177">parse()</text:span><text:span text:style-name="T178"><text:s/>i<text:s/></text:span><text:span text:style-name="T179">decode()</text:span><text:span text:style-name="T180">.</text:span></text:p>
      <text:p text:style-name="P181"/>
      <text:p text:style-name="P182"><text:span text:style-name="T183">Pierwsza z nich polega na usunięciu zera występującego po ciągu pięciu jedynek - jej działanie jest odwrotne do działania funkcji<text:s/></text:span><text:span text:style-name="T184">s</text:span><text:span text:style-name="T185">tuffBits()</text:span><text:span text:style-name="T186"><text:s/>z listingu trzeciego.</text:span></text:p>
      <text:p text:style-name="P187"/>
      <text:p text:style-name="P188"><text:span text:style-name="T189">Metoda<text:s/></text:span><text:span text:style-name="T190">parse()</text:span><text:span text:style-name="T191"><text:s/>odszukuje w danych pobranych z pliku ciągów<text:s/></text:span><text:span text:style-name="T192">frameSequence</text:span><text:span text:style-name="T193">, a następnie na ich podstawie dodaje ramki do tablicy<text:s/></text:span><text:span text:style-name="T194">frames</text:span><text:span text:style-name="T195">.</text:span></text:p>
      <text:p text:style-name="P196"/>
      <text:p text:style-name="P197">public void parse(String frameSequence){</text:p>
      <text:p text:style-name="P198"><text:s text:c="3"/>ArrayList&lt;Integer&gt; indices = new<text:s/>ArrayList&lt;&gt;();</text:p>
      <text:p text:style-name="P199"><text:s text:c="3"/>int i = -1;</text:p>
      <text:p text:style-name="P200"><text:s text:c="3"/>int startIndex,endIndex;</text:p>
      <text:p text:style-name="P201"/>
      <text:p text:style-name="P202"><text:s text:c="3"/>while((i = line.indexOf(frameSequence, i + 1)) != -1) {</text:p>
      <text:p text:style-name="P203"><text:s text:c="6"/>indices.add(i);</text:p>
      <text:p text:style-name="P204"><text:s text:c="3"/>}</text:p>
      <text:p text:style-name="P205"><text:s text:c="3"/>for(i = 0; i &lt; indices.size(); i++){</text:p>
      <text:p text:style-name="P206"><text:s text:c="7"/>startIndex =<text:s/>indices.get(i)+frameSequence.length();</text:p>
      <text:p text:style-name="P207"><text:s text:c="7"/>endIndex = indices.get(i+1);</text:p>
      <text:p text:style-name="P208"><text:s text:c="7"/>frames.add(line.substring(startIndex,endIndex));</text:p>
      <text:p text:style-name="P209"><text:s text:c="7"/>i++;</text:p>
      <text:p text:style-name="P210"><text:s text:c="3"/>} }</text:p>
      <text:p text:style-name="P211"><text:span text:style-name="T212">Listing 6 - podział danych na i usunięcie obramowania - metoda<text:s/></text:span><text:span text:style-name="T213">parse()</text:span></text:p>
      <text:p text:style-name="P214"/>
      <text:p text:style-name="Standard"><text:span text:style-name="T215">Ostatnią metodą klasy Decoder jest</text:span><text:span text:style-name="T216"><text:s/></text:span><text:span text:style-name="T217">decode()</text:span><text:span text:style-name="T218">. Metoda dla wszystkich zapisanych w tablicy<text:s/></text:span><text:span text:style-name="T219">frames</text:span><text:span text:style-name="T220"><text:s/>ramek oblicza odpowiadającą im <text:s/>sumę kontrolną i porównuje ją z sumą znalezioną w przesłanych danych. W przypadku zgodności wszystkich sum, zaramkowane dane zostały przesłane i odczytane poprawni</text:span><text:span text:style-name="T221">e, i zostają zapisane do pliku wynikowego.</text:span></text:p>
      <text:p text:style-name="P222"/>
      <text:p text:style-name="P223"/>
      <text:p text:style-name="P224"/>
      <text:p text:style-name="P225">2.2. Symulacja dostępu do medium transmisyjnego</text:p>
      <text:p text:style-name="P226"/>
      <text:p text:style-name="P227"><text:span text:style-name="T228">Do symulacji dostępu do kanału transmisyjnego z wykorzystaniem protokołu CSMA/CD stworzone zostały klasy<text:s/></text:span><text:span text:style-name="T229">CommunicationChannel</text:span><text:span text:style-name="T230"><text:s/>oraz<text:s/></text:span><text:span text:style-name="T231">Host</text:span><text:span text:style-name="T232">.</text:span></text:p>
      <text:p text:style-name="P233"/>
      <text:p text:style-name="P234"><text:span text:style-name="T235">Pierwsza z nich zawiera</text:span><text:span text:style-name="T236"><text:s/>tablice o nazwie<text:s/></text:span><text:span text:style-name="T237">array</text:span><text:span text:style-name="T238">, której zmieniające się wartości symbolizują przesyłane przez kanał <text:s/>dane. Wartość 0 w tablicy oznacza brak przesyłanych danych, wartość 9 zarezerwowana została dla sygnału kolizji. Inne wartości - przyporządkowane hostom, ustalane<text:s/></text:span><text:span text:style-name="T239">są przy dodawaniu nowych urządzeń do kanału transmisyjnego przed rozpoczęciem pracy programu.</text:span></text:p>
      <text:p text:style-name="P240"/>
      <text:p text:style-name="P241"><text:span text:style-name="T242">Klasa<text:s/></text:span><text:span text:style-name="T243">Host</text:span><text:span text:style-name="T244"><text:s/>odpowiada za wysyłanie komunikatów, monitorowanie stanu kanału transmisyjnego, oraz obsługę kolizji.</text:span></text:p>
      <text:p text:style-name="P245"/>
      <text:p text:style-name="P246"><text:span text:style-name="T247">Powyższe zadania wykonywane są dla każdego z urządzeń tak długo, aż nie wysłana zostanie ustawiona przez użytkownika liczba komunikatów, a ilość kolizji<text:s/></text:span><text:span text:style-name="T248">pod rząd nie przekroczy szesnastu. Warunki te sprawdzane są w głównej funkcji klasy <text:s/>-<text:s/></text:span><text:span text:style-name="T249">run()</text:span><text:span text:style-name="T250">.</text:span></text:p>
      <text:p text:style-name="P251"/>
      <text:p text:style-name="P252">public void run(){</text:p>
      <text:p text:style-name="P253"><text:s text:c="4"/>while(iterations&gt;0){</text:p>
      <text:p text:style-name="P254"><text:s text:c="8"/>if(channel.collisionNumber &lt;= 16) {</text:p>
      <text:p text:style-name="P255"><text:s text:c="12"/>chooseAction();</text:p>
      <text:p text:style-name="P256"><text:s text:c="8"/>}else{</text:p>
      <text:p text:style-name="P257"><text:s text:c="12"/>System.out.println("Too many collisions");</text:p>
      <text:p text:style-name="P258"><text:s text:c="12"/>return;</text:p>
      <text:p text:style-name="P259"><text:s text:c="8"/>}</text:p>
      <text:p text:style-name="P260"><text:s text:c="4"/>}</text:p>
      <text:p text:style-name="P261"><text:s text:c="4"/>...</text:p>
      <text:p text:style-name="P262">}</text:p>
      <text:p text:style-name="P263">Listing 7 - główna pętla programu</text:p>
      <text:p text:style-name="P264"/>
      <text:p text:style-name="P265"><text:span text:style-name="T266">Decyzja o wykonywanej przez urządzenie akcji na podstawie stanu kanału podejmowana jest w funkcji<text:s/></text:span><text:span text:style-name="T267">chooseAction()</text:span><text:span text:style-name="T268">, zaprezentowanej w listingu 8. W zale</text:span><text:span text:style-name="T269">żności od wartości tablicy w miejscu podłączenia, urządzenie przechodzi do wysyłania komunikatu metodą<text:s/></text:span><text:span text:style-name="T270">send()</text:span><text:span text:style-name="T271"><text:s/>lub jeżeli jego ostatni komunikat został przerwany przez sygnał kolizji, przechodzi w tryb rozwiązywania kolizji, za pomocą metody<text:s/></text:span><text:span text:style-name="T272">resloveCollisio</text:span><text:span text:style-name="T273">n()</text:span><text:span text:style-name="T274">.</text:span></text:p>
      <text:p text:style-name="P275">public void chooseAction(){</text:p>
      <text:p text:style-name="P276"><text:s text:c="2"/>int value = channel.getValue(position);</text:p>
      <text:p text:style-name="P277"><text:s text:c="2"/>if(value == 0 &amp;&amp; !channel.collision){</text:p>
      <text:p text:style-name="P278"><text:s text:c="6"/>if(sender == null || !sender.isAlive()){</text:p>
      <text:p text:style-name="P279"><text:s text:c="10"/>send();</text:p>
      <text:p text:style-name="P280"><text:s text:c="6"/>}</text:p>
      <text:p text:style-name="P281"/>
      <text:p text:style-name="P282"><text:s text:c="2"/>}else if(value == collisionValue){</text:p>
      <text:p text:style-name="P283"><text:s text:c="6"/>if(!sentSuccesfully) {</text:p>
      <text:p text:style-name="P284"><text:s text:c="10"/>resolveCollision();</text:p>
      <text:p text:style-name="P285"><text:s text:c="10"/>channel.collision = false;</text:p>
      <text:p text:style-name="P286"><text:s text:c="6"/>}</text:p>
      <text:p text:style-name="P287"><text:s text:c="2"/>}</text:p>
      <text:p text:style-name="P288">}</text:p>
      <text:p text:style-name="P289">Listing 8 - metoda podejmująca decyzje o wykonywanej przez urządzenie akcji</text:p>
      <text:p text:style-name="P290"/>
      <text:p text:style-name="P291"><text:span text:style-name="T292">Metoda<text:s/></text:span><text:span text:style-name="T293">send()</text:span><text:span text:style-name="T294"><text:s/>dekrementuje licznik iterations obecny w metodzie<text:s/></text:span><text:span text:style-name="T295">run()</text:span><text:span text:style-name="T296"><text:s/>i czeka przed wysłaniem komunikatu losowo od jednej do pięciu sekund. Następnie tworzy nowy wątek propagujący wartość przyporządkowaną urządzeniu po całej tablicy.</text:span></text:p>
      <text:p text:style-name="P297"/>
      <text:p text:style-name="P298"><text:span text:style-name="T299">W przypadku napotkania sygnału ko</text:span><text:span text:style-name="T300">lizji uruchamiana jest metoda<text:s/></text:span><text:span text:style-name="T301">resolveCollision()</text:span><text:span text:style-name="T302">. W zależności od liczby kolizji, które po sobie wystąpiły, wybierany jest maksymalny zakres losowania. Następnie urządzenie losuje liczbę z obliczonego zakresu i czeka tyle wielokrotności czasu propagacji sy</text:span><text:span text:style-name="T303">gnału w kanale, ile wyniosła wylosowana wartość. Czas propagacji jest czasem, jaki potrzebuje sygnał na dwukrotne przebycie całej długości kanału transmisyjnego, i jest obliczany przy tworzeniu obiektu hosta.</text:span></text:p>
      <text:soft-page-break/>
      <text:p text:style-name="P304">void resolveCollision(){</text:p>
      <text:p text:style-name="P305"><text:s text:c="3"/>Random random = new<text:s/>Random();</text:p>
      <text:p text:style-name="P306"><text:s text:c="3"/>int min = 1,max;</text:p>
      <text:p text:style-name="P307"><text:s text:c="3"/>int collisions = channel.collisionNumber;</text:p>
      <text:p text:style-name="P308"/>
      <text:p text:style-name="P309"><text:s text:c="3"/>if(collisions &lt;= 10){</text:p>
      <text:p text:style-name="P310"><text:s text:c="7"/>max = (int)pow(2,collisions);</text:p>
      <text:p text:style-name="P311"><text:s text:c="3"/>}else{</text:p>
      <text:p text:style-name="P312"><text:s text:c="7"/>max = 1024;</text:p>
      <text:p text:style-name="P313"><text:s text:c="3"/>}</text:p>
      <text:p text:style-name="P314"/>
      <text:p text:style-name="P315"><text:s text:c="3"/>int rand = random.nextInt(max + 1 - min) + min;</text:p>
      <text:p text:style-name="P316"><text:s text:c="3"/>try {</text:p>
      <text:p text:style-name="P317"><text:s text:c="7"/>sleep(rand * propagationTime);</text:p>
      <text:p text:style-name="P318"><text:s text:c="3"/>} catch (InterruptedException e) {</text:p>
      <text:p text:style-name="P319"><text:s text:c="7"/>e.printStackTrace();</text:p>
      <text:p text:style-name="P320"><text:s text:c="3"/>}</text:p>
      <text:p text:style-name="P321">}</text:p>
      <text:p text:style-name="P322"><text:span text:style-name="T323">Listing 9 - metoda</text:span><text:span text:style-name="T324"><text:s/>resolveCollision()</text:span><text:span text:style-name="T325"><text:s/>rozwiązująca kolizje</text:span></text:p>
      <text:p text:style-name="P326"/>
      <text:p text:style-name="P327">3. Przykładowe wywołania programów</text:p>
      <text:p text:style-name="P328"/>
      <text:p text:style-name="P329">3.1. Program pierwszy</text:p>
      <text:p text:style-name="P330"/>
      <text:p text:style-name="P331">Przykład wywołania<text:s/>programu pierwszego, dla czytelności dane długości trzech bitów, wielkość ramki ustawiona na 5 bitów.</text:p>
      <text:p text:style-name="P332"/>
      <text:p text:style-name="P333">Zawartość pliku źródłowego Z.txt:</text:p>
      <text:p text:style-name="P334">101</text:p>
      <text:p text:style-name="P335"/>
      <text:p text:style-name="P336"/>
      <text:p text:style-name="P337">Plik W.txt czyli plik Z.txt zaramkowany klasą Encoder:</text:p>
      <text:p text:style-name="P338">01111110101010101000111000001100000011111000001111110</text:p>
      <text:p text:style-name="P339"/>
      <text:p text:style-name="P340"/>
      <text:p text:style-name="P341">Plik Z_decoded.txt - wynik działania klasy Decoder na pliku W.txt:</text:p>
      <text:p text:style-name="P342">101</text:p>
      <text:p text:style-name="P343">Listing 6 - przykładowe wywołanie programu</text:p>
      <text:p text:style-name="P344"/>
      <text:p text:style-name="P345">Plik W.txt z dodanym formatowaniem w celu zobrazowania działania programu:</text:p>
      <text:p text:style-name="P346"/>
      <text:p text:style-name="Standard"><text:span text:style-name="T347">01111110</text:span><text:span text:style-name="T348">101</text:span><text:span text:style-name="T349">0101010001110000011000000111110000</text:span><text:span text:style-name="T350">01111110</text:span></text:p>
      <text:p text:style-name="P351"/>
      <text:list text:style-name="WWNum1">
        <text:list-item>
          <text:p text:style-name="P352">szare<text:s/>tło - ramka złożona z sześciu jedynek otoczonych zerami</text:p>
        </text:list-item>
        <text:list-item>
          <text:p text:style-name="P353">podkreślenie - właściwe dane zawarte w pliku źródłowym</text:p>
        </text:list-item>
        <text:list-item>
          <text:p text:style-name="P354">pogrubienie - kod CRC</text:p>
        </text:list-item>
      </text:list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soft-page-break/>
            <text:p text:style-name="P363">Z.txt</text:p>
          </table:table-cell>
          <table:table-cell table:style-name="TableCell364">
            <text:p text:style-name="P365">Wielkość ramki</text:p>
          </table:table-cell>
          <table:table-cell table:style-name="TableCell366">
            <text:p text:style-name="P367">Dł. kodu</text:p>
          </table:table-cell>
          <table:table-cell table:style-name="TableCell368">
            <text:p text:style-name="P369">W.txt</text:p>
          </table:table-cell>
        </table:table-row>
        <table:table-row table:style-name="TableRow370">
          <table:table-cell table:style-name="TableCell371">
            <text:p text:style-name="P372">0</text:p>
          </table:table-cell>
          <table:table-cell table:style-name="TableCell373">
            <text:p text:style-name="P374">&gt;=1</text:p>
          </table:table-cell>
          <table:table-cell table:style-name="TableCell375">
            <text:p text:style-name="P376">51</text:p>
          </table:table-cell>
          <table:table-cell table:style-name="TableCell377">
            <text:p text:style-name="P378">011111100011110100110110111101111100010000101111110</text:p>
          </table:table-cell>
        </table:table-row>
        <table:table-row table:style-name="TableRow379">
          <table:table-cell table:style-name="TableCell380">
            <text:p text:style-name="P381">1</text:p>
          </table:table-cell>
          <table:table-cell table:style-name="TableCell382">
            <text:p text:style-name="P383">&gt;=1</text:p>
          </table:table-cell>
          <table:table-cell table:style-name="TableCell384">
            <text:p text:style-name="P385">51</text:p>
          </table:table-cell>
          <table:table-cell table:style-name="TableCell386">
            <text:p text:style-name="P387">011111101010000011110111001110111110011011101111110</text:p>
          </table:table-cell>
        </table:table-row>
        <table:table-row table:style-name="TableRow388">
          <table:table-cell table:style-name="TableCell389">
            <text:p text:style-name="P390">00</text:p>
          </table:table-cell>
          <table:table-cell table:style-name="TableCell391">
            <text:p text:style-name="P392">1</text:p>
          </table:table-cell>
          <table:table-cell table:style-name="TableCell393">
            <text:p text:style-name="P394">102</text:p>
          </table:table-cell>
          <table:table-cell table:style-name="TableCell395">
            <text:p text:style-name="P396">011111100011110100110110111101111100010000101111110011111100011110100110110111101111100010000101111110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&gt;=2</text:p>
          </table:table-cell>
          <table:table-cell table:style-name="TableCell402">
            <text:p text:style-name="P403">51</text:p>
          </table:table-cell>
          <table:table-cell table:style-name="TableCell404">
            <text:p text:style-name="P405">011111100001011100001000110000101001010000001111110</text:p>
          </table:table-cell>
        </table:table-row>
        <table:table-row table:style-name="TableRow406">
          <table:table-cell table:style-name="TableCell407">
            <text:p text:style-name="P408">01</text:p>
          </table:table-cell>
          <table:table-cell table:style-name="TableCell409">
            <text:p text:style-name="P410">1</text:p>
          </table:table-cell>
          <table:table-cell table:style-name="TableCell411">
            <text:p text:style-name="P412">102</text:p>
          </table:table-cell>
          <table:table-cell table:style-name="TableCell413">
            <text:p text:style-name="P414">011111100011110100110110111101111100010000101111110011111101010000011110111001110111110011011101111110</text:p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>
            <text:p text:style-name="P419">&gt;=2</text:p>
          </table:table-cell>
          <table:table-cell table:style-name="TableCell420">
            <text:p text:style-name="P421">51</text:p>
          </table:table-cell>
          <table:table-cell table:style-name="TableCell422">
            <text:p text:style-name="P423">011111100101100111101000001001001000011011001111110</text:p>
          </table:table-cell>
        </table:table-row>
        <table:table-row table:style-name="TableRow424">
          <table:table-cell table:style-name="TableCell425">
            <text:p text:style-name="P426">10</text:p>
          </table:table-cell>
          <table:table-cell table:style-name="TableCell427">
            <text:p text:style-name="P428">1</text:p>
          </table:table-cell>
          <table:table-cell table:style-name="TableCell429">
            <text:p text:style-name="P430">102</text:p>
          </table:table-cell>
          <table:table-cell table:style-name="TableCell431">
            <text:p text:style-name="P432">011111101010000011110111001110111110011011101111110011111100011110100110110111101111100010000101111110</text:p>
          </table:table-cell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>
            <text:p text:style-name="P437">&gt;=2</text:p>
          </table:table-cell>
          <table:table-cell table:style-name="TableCell438">
            <text:p text:style-name="P439">51</text:p>
          </table:table-cell>
          <table:table-cell table:style-name="TableCell440">
            <text:p text:style-name="P441">011111101001010000101011101001001011110000101111110</text:p>
          </table:table-cell>
        </table:table-row>
        <table:table-row table:style-name="TableRow442">
          <table:table-cell table:style-name="TableCell443">
            <text:p text:style-name="P444">11</text:p>
          </table:table-cell>
          <table:table-cell table:style-name="TableCell445">
            <text:p text:style-name="P446">1</text:p>
          </table:table-cell>
          <table:table-cell table:style-name="TableCell447">
            <text:p text:style-name="P448">102</text:p>
          </table:table-cell>
          <table:table-cell table:style-name="TableCell449">
            <text:p text:style-name="P450">011111101010000011110111001110111110011011101111110011111101010000011110111001110111110011011101111110</text:p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>&gt;=2</text:p>
          </table:table-cell>
          <table:table-cell table:style-name="TableCell456">
            <text:p text:style-name="P457">51</text:p>
          </table:table-cell>
          <table:table-cell table:style-name="TableCell458">
            <text:p text:style-name="P459">011111101101101011001011010000101010111011101111110</text:p>
          </table:table-cell>
        </table:table-row>
      </table:table>
      <text:p text:style-name="P460"/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P468">111</text:p>
          </table:table-cell>
          <table:table-cell table:style-name="TableCell469">
            <text:p text:style-name="P470">1</text:p>
          </table:table-cell>
          <table:table-cell table:style-name="TableCell471">
            <text:p text:style-name="P472">153</text:p>
          </table:table-cell>
          <table:table-cell table:style-name="TableCell473">
            <text:p text:style-name="P474">011111101010000011110111001110111110011011101111110011111101010000011110111001110111110011011101111110011111101010000011110111001110111110011011101111110</text:p>
          </table:table-cell>
        </table:table-row>
        <table:table-row table:style-name="TableRow475">
          <table:table-cell table:style-name="TableCell476">
            <text:p text:style-name="P477"/>
          </table:table-cell>
          <table:table-cell table:style-name="TableCell478">
            <text:p text:style-name="P479">2</text:p>
          </table:table-cell>
          <table:table-cell table:style-name="TableCell480">
            <text:p text:style-name="P481">102</text:p>
          </table:table-cell>
          <table:table-cell table:style-name="TableCell482">
            <text:p text:style-name="P483">011111101101101011001011010000101010111011101111110011111101010000011110111001110111110011011101111110</text:p>
          </table:table-cell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>&gt;=3</text:p>
          </table:table-cell>
          <table:table-cell table:style-name="TableCell489">
            <text:p text:style-name="P490">52</text:p>
          </table:table-cell>
          <table:table-cell table:style-name="TableCell491">
            <text:p text:style-name="P492">0111111011101001101011010110101000100111101001111110</text:p>
          </table:table-cell>
        </table:table-row>
        <table:table-row table:style-name="TableRow493">
          <table:table-cell table:style-name="TableCell494">
            <text:p text:style-name="P495">n*1</text:p>
          </table:table-cell>
          <table:table-cell table:style-name="TableCell496">
            <text:p text:style-name="P497">1</text:p>
          </table:table-cell>
          <table:table-cell table:style-name="TableCell498">
            <text:p text:style-name="P499">n*51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</table:table>
      <text:p text:style-name="P556"/>
      <text:p text:style-name="P557">3.2. Program drugi</text:p>
      <text:p text:style-name="P558"/>
      <text:p text:style-name="P559">Na kolejnych<text:s/>stronach zaprezentowany został fragment działania programu obrazujący moment wystąpienia i rozwiązywania kolizji.</text:p>
      <text:p text:style-name="P560"/>
      <text:p text:style-name="P561">Dane wejściowe programu: dwa urządzenia podłączone na skrajach piętnastoelementowej tablicy z prawdopodobieństwem nadawania 0.2. Czas rozchodzenia się sygnału o jedną komórkę tablicy równy 10 milisekund.</text:p>
      <text:p text:style-name="P562"/>
      <text:p text:style-name="P563">9 Sending from host at position: 0</text:p>
      <text:soft-page-break/>
      <text:p text:style-name="P564">9 Sending from host at position: 14</text:p>
      <text:p text:style-name="P565"/>
      <text:p text:style-name="P566">0 0 0 0 0 0 0 0 0 0 0 0 0 0 0</text:p>
      <text:p text:style-name="P567">1 0 0 0 0 0 0 0 0 0 0 0 0 0 0</text:p>
      <text:p text:style-name="P568">1 0 0 0 0 0 0 0 0 0 0 0 0 0 0</text:p>
      <text:p text:style-name="P569">1 0 0 0 0 0 0 0 0 0 0 0 0<text:s/>0 2</text:p>
      <text:p text:style-name="P570">1 1 0 0 0 0 0 0 0 0 0 0 0 2 2</text:p>
      <text:p text:style-name="P571">1 1 0 0 0 0 0 0 0 0 0 0 0 2 2</text:p>
      <text:p text:style-name="P572">1 1 1 0 0 0 0 0 0 0 0 0 2 2 2</text:p>
      <text:p text:style-name="P573">1 1 1 0 0 0 0 0 0 0 0 0 2 2 2</text:p>
      <text:p text:style-name="P574">1 1 1 1 0 0 0 0 0 0 0 2 2 2 2</text:p>
      <text:p text:style-name="P575">1 1 1 1 0 0 0 0 0 0 0 2 2 2 2</text:p>
      <text:p text:style-name="P576">1 1 1 1 1 0 0 0 0 0 2 2 2 2 2</text:p>
      <text:p text:style-name="P577">1 1 1 1 1 0 0 0 0 0 2 2 2 2 2</text:p>
      <text:p text:style-name="P578">1<text:s/>1 1 1 1 1 0 0 0 2 2 2 2 2 2</text:p>
      <text:p text:style-name="P579">1 1 1 1 1 1 0 0 0 2 2 2 2 2 2</text:p>
      <text:p text:style-name="P580">1 1 1 1 1 1 1 0 2 2 2 2 2 2 2</text:p>
      <text:p text:style-name="P581">1 1 1 1 1 1 1 0 2 2 2 2 2 2 2</text:p>
      <text:p text:style-name="P582">1 1 1 1 1 1 1 1 2 2 2 2 2 2 2</text:p>
      <text:p text:style-name="P583">1 1 1 1 1 1 1 1 2 2 2 2 2 2 2</text:p>
      <text:p text:style-name="P584">1 1 1 1 1 1 1 9 2 2 2 2 2 2 2</text:p>
      <text:p text:style-name="P585">1 1 1 1 1 1 9 9 9 2 2 2 2 2 2</text:p>
      <text:p text:style-name="P586">1 1 1 1 1<text:s/>9 9 9 9 9 2 2 2 2 2</text:p>
      <text:p text:style-name="P587">1 1 1 1 9 9 9 9 9 9 9 2 2 2 2</text:p>
      <text:p text:style-name="P588">1 1 1 9 9 9 9 9 9 9 9 9 2 2 2</text:p>
      <text:p text:style-name="P589">1 1 9 9 9 9 9 9 9 9 9 9 9 2 2</text:p>
      <text:p text:style-name="P590">1 9 9 9 9 9 9 9 9 9 9 9 9 9 2</text:p>
      <text:p text:style-name="P591">9 9 9 9 9 9 9 9 9 9 9 9 9 9 9</text:p>
      <text:p text:style-name="P592">***</text:p>
      <text:p text:style-name="P593">9 9 9 9 9 9 9 0 9 9 9 9 9 9 9</text:p>
      <text:p text:style-name="P594">9 9 9 9 9 9 0 0 0 9 9 9 9 9 9</text:p>
      <text:p text:style-name="P595">9 9 9 9 9 0<text:s/>0 0 0 0 9 9 9 9 9</text:p>
      <text:p text:style-name="P596">9 9 9 9 0 0 0 0 0 0 0 9 9 9 9</text:p>
      <text:p text:style-name="P597">9 9 9 0 0 0 0 0 0 0 0 0 9 9 9</text:p>
      <text:p text:style-name="P598">9 9 0 0 0 0 0 0 0 0 0 0 0 9 9</text:p>
      <text:p text:style-name="P599">9 0 0 0 0 0 0 0 0 0 0 0 0 0 9</text:p>
      <text:p text:style-name="P600">0 0 0 0 0 0 0 0 0 0 0 0 0 0 0</text:p>
      <text:p text:style-name="P601"/>
      <text:p text:style-name="P602">Host at position: 0 detected a collision</text:p>
      <text:p text:style-name="P603">Host at position: 14 detected a collision</text:p>
      <text:p text:style-name="P604"/>
      <text:p text:style-name="P605">Host at position: 0 resolving collision, waiting 1 * propagationTime</text:p>
      <text:p text:style-name="P606">Host at position: 14 resolving collision, waiting 2 * propagationTime</text:p>
      <text:p text:style-name="P607"/>
      <text:p text:style-name="P608">0 0 0 0 0 0 0 0 0 0 0 0 0 0 0</text:p>
      <text:p text:style-name="P609">1 0 0 0 0 0 0 0 0 0 0 0 0 0 0</text:p>
      <text:p text:style-name="P610">1 1 0 0 0 0 0 0 0 0 0 0 0 0 0</text:p>
      <text:p text:style-name="P611">1 1 1 0 0 0 0 0 0 0<text:s/>0 0 0 0 0</text:p>
      <text:p text:style-name="P612">1 1 1 1 0 0 0 0 0 0 0 0 0 0 0</text:p>
      <text:p text:style-name="P613">1 1 1 1 1 0 0 0 0 0 0 0 0 0 0</text:p>
      <text:p text:style-name="P614">1 1 1 1 1 1 0 0 0 0 0 0 0 0 0</text:p>
      <text:p text:style-name="P615">1 1 1 1 1 1 1 0 0 0 0 0 0 0 0</text:p>
      <text:p text:style-name="P616">***</text:p>
      <text:soft-page-break/>
      <text:p text:style-name="P617">1 1 1 1 1 1 1 1 1 1 1 1 1 1 1</text:p>
      <text:p text:style-name="P618">***</text:p>
      <text:p text:style-name="P619">0 0 0 0 0 0 0 0 0 1 1 1 1 1 1</text:p>
      <text:p text:style-name="P620">0 0 0 0 0 0 0 0 0 0 1 1 1 1 1</text:p>
      <text:p text:style-name="P621">0 0 0 0 0 0 0 0 0 0<text:s/>0 1 1 1 1</text:p>
      <text:p text:style-name="P622">0 0 0 0 0 0 0 0 0 0 0 0 1 1 1</text:p>
      <text:p text:style-name="P623">0 0 0 0 0 0 0 0 0 0 0 0 0 1 1</text:p>
      <text:p text:style-name="P624">0 0 0 0 0 0 0 0 0 0 0 0 0 0 1</text:p>
      <text:p text:style-name="P625">0 0 0 0 0 0 0 0 0 0 0 0 0 0 0</text:p>
      <text:p text:style-name="P626"/>
      <text:p text:style-name="P627">7 Sending from host at position: 14</text:p>
      <text:p text:style-name="P628"/>
      <text:p text:style-name="P629">0 0 0 0 0 0 0 0 0 0 0 0 0 0 0</text:p>
      <text:p text:style-name="P630">0 0 0 0 0 0 0 0 0 0 0 0 0 0 2</text:p>
      <text:p text:style-name="P631">0 0 0 0 0 0 0 0 0 0<text:s/>0 0 0 2 2</text:p>
      <text:p text:style-name="P632">0 0 0 0 0 0 0 0 0 0 0 0 2 2 2</text:p>
      <text:p text:style-name="P633">0 0 0 0 0 0 0 0 0 0 0 2 2 2 2</text:p>
      <text:p text:style-name="P634">0 0 0 0 0 0 0 0 0 0 2 2 2 2 2</text:p>
      <text:p text:style-name="P635">0 0 0 0 0 0 0 0 0 2 2 2 2 2 2</text:p>
      <text:p text:style-name="P636">***</text:p>
      <text:p text:style-name="P637">2 2 2 2 2 2 2 2 2 2 2 2 2 2 2</text:p>
      <text:p text:style-name="P638">***</text:p>
      <text:p text:style-name="P639">2 2 2 2 2 2 2 0 0 0 0 0 0 0 0</text:p>
      <text:p text:style-name="P640">2 2 2 2 2 2 0 0 0 0 0 0 0 0 0</text:p>
      <text:p text:style-name="P641">2 2 2 2 2 0 0 0 0 0 0<text:s/>0 0 0 0</text:p>
      <text:p text:style-name="P642">2 2 2 2 0 0 0 0 0 0 0 0 0 0 0</text:p>
      <text:p text:style-name="P643">2 2 2 0 0 0 0 0 0 0 0 0 0 0 0</text:p>
      <text:p text:style-name="P644">2 2 0 0 0 0 0 0 0 0 0 0 0 0 0</text:p>
      <text:p text:style-name="P645">2 0 0 0 0 0 0 0 0 0 0 0 0 0 0</text:p>
      <text:p text:style-name="P646">0 0 0 0 0 0 0 0 0 0 0 0 0 0 0</text:p>
      <text:p text:style-name="P647"/>
      <text:p text:style-name="P648"/>
      <text:p text:style-name="P649"/>
      <text:p text:style-name="P650"/>
      <text:p text:style-name="P651"/>
      <text:p text:style-name="P652">4. Podsumowanie</text:p>
      <text:p text:style-name="P653"/>
      <text:p text:style-name="P654">Przedstawione programy pozwalają na zrozumienie sposobów<text:s/>przesyłu danych w mediach transmisyjnych, a w szczególności ich wad i zalet. Obrazują metody używane w celu zwiększenia <text:s/>niezawodności, takie jak kody kontrolne przy ramkowaniu danych, czy stosowanie protokołu CSMA/CD w łączu Ethernet. Umożliwiają także testowanie właściwości sieci, zależnie od występujących w problemie parametrów.</text:p>
      <text:p text:style-name="P6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paragraph-properties fo:widows="2" fo:orphans="2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Stopka" style:display-name="Stopk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="Times New Roman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  <style:master-page style:next-style-name="MP0" style:name="MPF0" style:page-layout-name="PL0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zegorz Bara</meta:initial-creator>
    <dc:creator>Student 236542</dc:creator>
    <meta:creation-date>2019-05-10T13:18:00Z</meta:creation-date>
    <dc:date>2019-05-10T13:18:00Z</dc:date>
    <meta:template xlink:href="Normal" xlink:type="simple"/>
    <meta:editing-cycles>2</meta:editing-cycles>
    <meta:editing-duration>PT0S</meta:editing-duration>
    <meta:document-statistic meta:page-count="9" meta:paragraph-count="26" meta:word-count="1891" meta:character-count="13217" meta:row-count="94" meta:non-whitespace-character-count="11352"/>
  </office:meta>
</office:document-meta>
</file>